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Query.NotQuery( List queries ,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tQuery.makeLuceneQueryFieldNoBoost( String fieldName ,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